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LOOKU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LENNY</text:p>
          </table:table-cell>
          <table:table-cell office:value-type="float" office:value="718275046" calcext:value-type="float">
            <text:p>718275046</text:p>
          </table:table-cell>
          <table:table-cell office:value-type="string" calcext:value-type="string">
            <text:p><text:a xlink:href="mailto:etisirlenin@yahoo.com" xlink:type="simple">etisirlenin@yahoo.com</text:a></text:p>
          </table:table-cell>
        </table:table-row>
        <table:table-row table:style-name="ro1">
          <table:table-cell/>
          <table:table-cell office:value-type="string" calcext:value-type="string">
            <text:p>DEVI</text:p>
          </table:table-cell>
          <table:table-cell office:value-type="float" office:value="711126265" calcext:value-type="float">
            <text:p>711126265</text:p>
          </table:table-cell>
          <table:table-cell office:value-type="string" calcext:value-type="string">
            <text:p><text:a xlink:href="mailto:etisirlenin@gmail.com" xlink:type="simple">etisirlenin@gmail.com</text:a></text:p>
          </table:table-cell>
        </table:table-row>
        <table:table-row table:style-name="ro1">
          <table:table-cell/>
          <table:table-cell office:value-type="string" calcext:value-type="string">
            <text:p>CHRIS</text:p>
          </table:table-cell>
          <table:table-cell office:value-type="float" office:value="743568862" calcext:value-type="float">
            <text:p>743568862</text:p>
          </table:table-cell>
          <table:table-cell office:value-type="string" calcext:value-type="string">
            <text:p><text:a xlink:href="mailto:matundaschool@yahoo.com" xlink:type="simple">matundaschool@yahoo.com</text:a></text:p>
          </table:table-cell>
        </table:table-row>
        <table:table-row table:style-name="ro1">
          <table:table-cell/>
          <table:table-cell office:value-type="string" calcext:value-type="string">
            <text:p>JANE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ev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style-name="ce1" table:formula="of:=VLOOKUP([.C9];[.B1:.E5];3;0)" office:value-type="string" office:string-value="etisirlenin@gmail.com" calcext:value-type="string">
            <text:p>etisirlenin@gmail.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ne </text:p>
          </table:table-cell>
          <table:table-cell table:formula="of:=VLOOKUP([.C9];[.B1:.E5];2;0)" office:value-type="float" office:value="711126265" calcext:value-type="float">
            <text:p>7111262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6:20:16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7T15:52:11.992000000</meta:creation-date>
    <dc:date>2022-07-29T18:24:19.053000000</dc:date>
    <meta:editing-duration>PT36M36S</meta:editing-duration>
    <meta:editing-cycles>6</meta:editing-cycles>
    <meta:generator>Cool_Office/6.3.5.2$Windows_x86 LibreOffice_project/</meta:generator>
    <meta:document-statistic meta:table-count="1" meta:cell-count="20" meta:object-count="0"/>
  </office:meta>
</office:document-meta>
</file>